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a37d" officeooo:paragraph-rsid="000e7efe"/>
    </style:style>
    <style:style style:name="P2" style:family="paragraph" style:parent-style-name="Standard">
      <style:paragraph-properties fo:line-height="130%" fo:text-align="center" style:justify-single-word="false"/>
      <style:text-properties fo:font-size="16pt" officeooo:rsid="000ca37d" officeooo:paragraph-rsid="000e7efe" style:font-size-asian="16pt" style:font-size-complex="16pt"/>
    </style:style>
    <style:style style:name="P3" style:family="paragraph" style:parent-style-name="Standard">
      <style:paragraph-properties fo:line-height="130%" fo:text-align="center" style:justify-single-word="false"/>
      <style:text-properties fo:color="#000000" fo:font-size="16pt" fo:font-weight="normal" officeooo:rsid="000ca37d" officeooo:paragraph-rsid="000e7efe" style:font-size-asian="16pt" style:font-weight-asian="normal" style:font-size-complex="16pt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officeooo:rsid="000ca37d" officeooo:paragraph-rsid="000e7efe"/>
    </style:style>
    <style:style style:name="P5" style:family="paragraph" style:parent-style-name="Standard">
      <style:paragraph-properties fo:line-height="100%" fo:text-align="center" style:justify-single-word="false"/>
      <style:text-properties fo:color="#333333" fo:font-size="18pt" fo:font-weight="normal" officeooo:rsid="00137d89" officeooo:paragraph-rsid="000f09b4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333333" fo:font-size="18pt" fo:font-weight="normal" officeooo:rsid="001141fd" officeooo:paragraph-rsid="000f09b4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fo:color="#333333" fo:font-size="12pt" fo:font-weight="bold" officeooo:rsid="001141fd" officeooo:paragraph-rsid="000f09b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color="#333333" fo:font-size="12pt" fo:font-weight="normal" officeooo:rsid="001141fd" officeooo:paragraph-rsid="000f09b4" style:font-size-asian="10.5pt" style:font-weight-asian="normal" style:font-size-complex="12pt" style:font-weight-complex="normal"/>
    </style:style>
    <style:style style:name="P9" style:family="paragraph" style:parent-style-name="Standard" style:master-page-name="Standard">
      <style:paragraph-properties fo:line-height="100%" fo:text-align="center" style:justify-single-word="false" style:page-number="auto"/>
      <style:text-properties fo:color="#333333" fo:font-size="12pt" fo:font-weight="bold" officeooo:rsid="001141fd" officeooo:paragraph-rsid="000f09b4" style:font-size-asian="10.5pt" style:font-weight-asian="bold" style:font-size-complex="12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vertical-align="middle" draw:auto-grow-height="false" fo:min-height="5.322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Oleiro</text:span> <text:tab/><text:span text:style-name="T1">Suellen Lima </text:span><text:span text:style-name="T3">[ 21 ]</text:span></text:p>
      <text:p text:style-name="P8"/>
      <text:p text:style-name="P6">Oleiro estou aqui hoje vim falar de mim</text:p>
      <text:p text:style-name="P6">O meu vaso se quebrou,</text:p>
      <text:p text:style-name="P6">angustiado eu estou</text:p>
      <text:p text:style-name="P6">Meus pedaços hoje quero te entregar</text:p>
      <text:p text:style-name="P6"/>
      <text:p text:style-name="P6">Oleiro, será que podes me moldar</text:p>
      <text:p text:style-name="P6">De um vaso velho para um vaso novo</text:p>
      <text:p text:style-name="P6">Quero sentir teu renovo</text:p>
      <text:p text:style-name="P6">E a tua unção me tocar</text:p>
      <text:p text:style-name="P6"/>
      <text:p text:style-name="P6"><draw:custom-shape text:anchor-type="paragraph" draw:z-index="0" draw:style-name="gr1" draw:text-style-name="P10" svg:width="0.424cm" svg:height="5.321cm" svg:x="12.555cm" svg:y="0.02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Faz de mim Senhor um vaso de valor</text:p>
      <text:p text:style-name="P6">Eu quero ser um verdadeiro adorador</text:p>
      <text:p text:style-name="P6">Restaura em mim um quebrantado coração</text:p>
      <text:p text:style-name="P6"><draw:frame text:anchor-type="paragraph" draw:z-index="1" draw:style-name="gr2" draw:text-style-name="P11" svg:width="1.059cm" svg:height="0.406cm" svg:x="13.187cm" svg:y="0.051cm"><draw:text-box><text:p><text:span text:style-name="T4">4x</text:span></text:p></draw:text-box></draw:frame>Quero sentir o gozo das tua unção</text:p>
      <text:p text:style-name="P6">Levantar as minhas mãos,</text:p>
      <text:p text:style-name="P6">te adorar, te exaltar Senhor</text:p>
      <text:p text:style-name="P6">E para sempre em tua presença quero estar</text:p>
      <text:p text:style-name="P6"/>
      <text:p text:style-name="P6">Levantar as minhas mãos,</text:p>
      <text:p text:style-name="P6">te adorar, te exaltar Senhor</text:p>
      <text:p text:style-name="P6">E para sempre em tua presença quero estar</text:p>
      <text:p text:style-name="P5">Eu quero estar</text:p>
      <text:p text:style-name="P5"/>
      <text:p text:style-name="P5"/>
      <text:p text:style-name="P5"/>
      <text:p text:style-name="P7"><text:span text:style-name="T3">Oleiro</text:span> <text:tab/><text:span text:style-name="T1">Suellen Lima </text:span><text:span text:style-name="T3">[ 21 ]</text:span></text:p>
      <text:p text:style-name="P8"/>
      <text:p text:style-name="P6">Oleiro estou aqui hoje vim falar de mim</text:p>
      <text:p text:style-name="P6">O meu vaso se quebrou,</text:p>
      <text:p text:style-name="P6">angustiado eu estou</text:p>
      <text:p text:style-name="P6">Meus pedaços hoje quero te entregar</text:p>
      <text:p text:style-name="P6"/>
      <text:p text:style-name="P6">Oleiro, será que podes me moldar</text:p>
      <text:p text:style-name="P6">De um vaso velho para um vaso novo</text:p>
      <text:p text:style-name="P6">Quero sentir teu renovo</text:p>
      <text:p text:style-name="P6">E a tua unção me tocar</text:p>
      <text:p text:style-name="P6"/>
      <text:p text:style-name="P6"><draw:custom-shape text:anchor-type="paragraph" draw:z-index="2" draw:style-name="gr1" draw:text-style-name="P10" svg:width="0.424cm" svg:height="5.321cm" svg:x="12.555cm" svg:y="0.02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Faz de mim Senhor um vaso de valor</text:p>
      <text:p text:style-name="P6">Eu quero ser um verdadeiro adorador</text:p>
      <text:p text:style-name="P6">Restaura em mim um quebrantado coração</text:p>
      <text:p text:style-name="P6"><draw:frame text:anchor-type="paragraph" draw:z-index="3" draw:style-name="gr2" draw:text-style-name="P11" svg:width="1.059cm" svg:height="0.406cm" svg:x="13.187cm" svg:y="0.051cm"><draw:text-box><text:p><text:span text:style-name="T4">4x</text:span></text:p></draw:text-box></draw:frame>Quero sentir o gozo das tua unção</text:p>
      <text:p text:style-name="P6">Levantar as minhas mãos,</text:p>
      <text:p text:style-name="P6">te adorar, te exaltar Senhor</text:p>
      <text:p text:style-name="P6">E para sempre em tua presença quero estar</text:p>
      <text:p text:style-name="P6"/>
      <text:p text:style-name="P6">Levantar as minhas mãos,</text:p>
      <text:p text:style-name="P6">te adorar, te exaltar Senhor</text:p>
      <text:p text:style-name="P6">E para sempre em tua presença quero estar</text:p>
      <text:p text:style-name="P5">Eu quero est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11-16T18:29:16.775096274</dc:date>
    <meta:editing-cycles>9</meta:editing-cycles>
    <meta:editing-duration>PT16M18S</meta:editing-duration>
    <meta:generator>LibreOffice/4.4.6.3$Linux_X86_64 LibreOffice_project/40m0$Build-3</meta:generator>
    <meta:document-statistic meta:table-count="0" meta:image-count="0" meta:object-count="0" meta:page-count="1" meta:paragraph-count="40" meta:word-count="232" meta:character-count="1186" meta:non-whitespace-character-count="992"/>
  </office:meta>
</office:document-meta>
</file>